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BF7B1ED28833947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BF7B1ED288339476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cura um</text:span></text:p>
            <text:p text:style-name="P2"><text:span text:style-name="T1">filho do oficial</text:span></text:p>
            <text:p text:style-name="P3"><text:span text:style-name="T2">(João 4.43-54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38:42.147000000</dc:date>
    <meta:editing-duration>PT2H23M9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